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00000000FFA0D3A5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6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21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6cm" table:align="margins"/>
    </style:style>
    <style:style style:name="Table4.A" style:family="table-column">
      <style:table-column-properties style:column-width="2.328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4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7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4cm" table:align="margins"/>
    </style:style>
    <style:style style:name="Table3.A" style:family="table-column">
      <style:table-column-properties style:column-width="2.415cm" style:rel-column-width="19215*"/>
    </style:style>
    <style:style style:name="Table3.B" style:family="table-column">
      <style:table-column-properties style:column-width="5.819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4cm" table:align="margins"/>
    </style:style>
    <style:style style:name="Table6.A" style:family="table-column">
      <style:table-column-properties style:column-width="2.397cm" style:rel-column-width="19075*"/>
    </style:style>
    <style:style style:name="Table6.B" style:family="table-column">
      <style:table-column-properties style:column-width="5.837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rsid="001e6277" officeooo:paragraph-rsid="001e6277"/>
    </style:style>
    <style:style style:name="P4" style:family="paragraph" style:parent-style-name="Table_20_Contents">
      <style:text-properties style:font-name="Helvetica2" fo:font-size="10pt" style:font-size-asian="10pt" style:font-size-complex="10pt"/>
    </style:style>
    <style:style style:name="P5" style:family="paragraph" style:parent-style-name="Table_20_Contents">
      <style:text-properties style:font-name="Helvetica2" fo:font-size="9pt" style:font-size-asian="9pt" style:font-size-complex="9pt"/>
    </style:style>
    <style:style style:name="P6" style:family="paragraph" style:parent-style-name="Table_20_Contents">
      <style:text-properties style:font-name="Helvetica2" fo:font-size="9pt" fo:letter-spacing="-0.004cm" style:font-size-asian="9pt" style:font-size-complex="9pt"/>
    </style:style>
    <style:style style:name="P7" style:family="paragraph" style:parent-style-name="Table_20_Contents">
      <style:text-properties style:font-name="Helvetica2" fo:font-size="9pt" fo:letter-spacing="-0.004cm" officeooo:rsid="001e6277" style:font-size-asian="9pt" style:font-size-complex="9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text-properties style:font-name="Helvetica2" fo:font-size="10pt" style:font-size-asian="10pt" style:font-size-complex="10pt"/>
    </style:style>
    <style:style style:name="P11" style:family="paragraph" style:parent-style-name="Table_20_Contents">
      <style:text-properties style:font-name="Helvetica2" fo:font-size="9pt" officeooo:rsid="001fde80" style:font-size-asian="9pt" style:font-size-complex="9pt"/>
    </style:style>
    <style:style style:name="P12" style:family="paragraph" style:parent-style-name="Table_20_Contents">
      <style:text-properties style:font-name="Helvetica2" fo:font-size="9pt" officeooo:rsid="001fde80" officeooo:paragraph-rsid="001fde80" style:font-size-asian="9pt" style:font-size-complex="9pt"/>
    </style:style>
    <style:style style:name="P13" style:family="paragraph" style:parent-style-name="Table_20_Contents">
      <style:text-properties officeooo:rsid="001fde80" officeooo:paragraph-rsid="001fde80"/>
    </style:style>
    <style:style style:name="P14" style:family="paragraph" style:parent-style-name="List" style:list-style-name="L1">
      <style:text-properties officeooo:rsid="001e6277" officeooo:paragraph-rsid="001e6277"/>
    </style:style>
    <style:style style:name="P15" style:family="paragraph" style:parent-style-name="List" style:list-style-name="L2">
      <style:text-properties style:font-name="Helvetica2" fo:font-size="9pt" officeooo:rsid="001e6277" officeooo:paragraph-rsid="001e6277" style:font-size-asian="9pt" style:font-size-complex="9pt"/>
    </style:style>
    <style:style style:name="T1" style:family="text">
      <style:text-properties officeooo:rsid="001e6277"/>
    </style:style>
    <style:style style:name="T2" style:family="text">
      <style:text-properties fo:font-weight="normal" style:font-weight-asian="normal" style:font-weight-complex="normal"/>
    </style:style>
    <style:style style:name="T3" style:family="text">
      <style:text-properties fo:font-weight="normal" officeooo:rsid="001e6277" style:font-weight-asian="normal" style:font-weight-complex="normal"/>
    </style:style>
    <style:style style:name="T4" style:family="text">
      <style:text-properties fo:font-weight="normal" officeooo:rsid="001fde80"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e6277" style:font-weight-asian="bold" style:font-weight-complex="bold"/>
    </style:style>
    <style:style style:name="T7" style:family="text">
      <style:text-properties fo:font-style="italic" officeooo:rsid="001e6277"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e6277"/>
    </style:style>
    <style:style style:name="T10" style:family="text">
      <style:text-properties style:text-underline-style="none"/>
    </style:style>
    <style:style style:name="T11" style:family="text">
      <style:text-properties style:text-underline-style="none" officeooo:rsid="001e6277"/>
    </style:style>
    <style:style style:name="T12" style:family="text">
      <style:text-properties style:font-name="Helvetica2" fo:font-size="9pt" style:font-size-asian="9pt" style:font-size-complex="9pt"/>
    </style:style>
    <style:style style:name="T13" style:family="text">
      <style:text-properties style:text-line-through-style="solid" style:text-underline-style="none" officeooo:rsid="001e6277"/>
    </style:style>
    <style:style style:name="T14" style:family="text">
      <style:text-properties officeooo:rsid="001fde80"/>
    </style:style>
    <style:style style:name="T15" style:family="text">
      <style:text-properties officeooo:rsid="00207f20"/>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3">SINTAXIA</text:p>
            </table:table-cell>
            <table:covered-table-cell/>
          </table:table-row>
        </table:table-header-rows>
        <table:table-row>
          <table:table-cell table:style-name="Table1.A2" office:value-type="string">
            <text:p text:style-name="Text_20_verbatim">``<text:span text:style-name="T1">k</text:span>ode<text:span text:style-name="T1">a</text:span>``<text:line-break/>**<text:span text:style-name="T1">lodia</text:span>**<text:line-break/>//<text:span text:style-name="T1">etzana</text:span>//<text:line-break/>__<text:span text:style-name="T1">azpimarratua</text:span>__<text:line-break/>--<text:span text:style-name="T1">marratua</text:span>--<text:line-break/>''&lt;b&gt;<text:span text:style-name="T1">etiketaduna</text:span>&lt;/b&gt;''</text:p>
          </table:table-cell>
          <table:table-cell table:style-name="Table1.A2" office:value-type="string">
            <text:p text:style-name="Text_20_body"><text:span text:style-name="Teletype"><text:span text:style-name="T3">k</text:span></text:span><text:span text:style-name="Teletype"><text:span text:style-name="T2">ode</text:span></text:span><text:span text:style-name="Teletype"><text:span text:style-name="T3">a</text:span></text:span><text:span text:style-name="Teletype"><text:span text:style-name="T5"><text:line-break/></text:span></text:span><text:span text:style-name="T6">l</text:span><text:span text:style-name="T5">o</text:span><text:span text:style-name="T6">dia</text:span><text:line-break/><text:span text:style-name="T7">etzana</text:span><text:line-break/><text:span text:style-name="T9">azpimarratua</text:span><text:span text:style-name="T8"><text:line-break/></text:span><text:span text:style-name="T13">marratua</text:span><text:span text:style-name="T8"><text:line-break/></text:span><text:span text:style-name="T10">&lt;b&gt;</text:span><text:span text:style-name="T11">etiketaduna</text:span><text:span text:style-name="T10">&lt;/b&gt;</text:span></text:p>
          </table:table-cell>
        </table:table-row>
        <table:table-row>
          <table:table-cell table:style-name="Table1.A3" office:value-type="string">
            <text:p text:style-name="Text_20_verbatim">= <text:span text:style-name="T1">izenburua</text:span> 1 =<text:line-break/>== <text:span text:style-name="T1">izenburua</text:span> 2 ==<text:line-break/>=== <text:span text:style-name="T1">izenburua</text:span> 3 ===<text:line-break/>+++ <text:span text:style-name="T1">zenbakitua</text:span> +++</text:p>
          </table:table-cell>
          <table:table-cell table:style-name="Table1.A3" office:value-type="string">
            <text:h text:style-name="Heading_20_1" text:outline-level="1"><text:span text:style-name="T1">izenburua</text:span> 1</text:h>
            <text:h text:style-name="Heading_20_2" text:outline-level="2">i<text:span text:style-name="T1">zenburua</text:span> 2</text:h>
            <text:h text:style-name="Heading_20_3" text:outline-level="3">i<text:span text:style-name="T1">zenburua</text:span> 3</text:h>
            <text:h text:style-name="Heading_20_3" text:outline-level="3">1.1.1. <text:span text:style-name="T1">ze</text:span>n<text:span text:style-name="T1">bakitua</text:span></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8">ABC</text:span></text:span> (<text:span text:style-name="T1">esteka</text:span>)</text:p>
          </table:table-cell>
        </table:table-row>
        <table:table-row>
          <table:table-cell table:style-name="Table1.A3" office:value-type="string">
            <text:p text:style-name="Text_20_verbatim">abc<text:line-break/>% <text:span text:style-name="T1">iruzkina</text:span><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text:span text:style-name="T1">aipamena</text:span><text:line-break/>xyz</text:p>
          </table:table-cell>
          <table:table-cell table:style-name="Table1.A3" office:value-type="string">
            <text:p text:style-name="Table_20_Contents">abc<text:line-break/> <text:s text:c="3"/><text:span text:style-name="T1">aipamena</text:span><text:line-break/>xyz</text:p>
          </table:table-cell>
        </table:table-row>
        <table:table-row>
          <table:table-cell table:style-name="Table1.A3" office:value-type="string">
            <text:p text:style-name="Text_20_verbatim">- <text:span text:style-name="T1">elementua</text:span><text:line-break/>- <text:span text:style-name="T1">elementua</text:span><text:line-break/> <text:s/>- <text:span text:style-name="T1">azpi elementua</text:span></text:p>
          </table:table-cell>
          <table:table-cell table:style-name="Table1.A3" office:value-type="string">
            <text:list xml:id="list1758515644" text:style-name="L1">
              <text:list-item>
                <text:p text:style-name="P14">elementua</text:p>
              </text:list-item>
              <text:list-item>
                <text:p text:style-name="P14">elementua</text:p>
                <text:list>
                  <text:list-item>
                    <text:p text:style-name="P14">azpi elementua</text:p>
                  </text:list-item>
                </text:list>
              </text:list-item>
            </text:list>
          </table:table-cell>
        </table:table-row>
        <table:table-row>
          <table:table-cell table:style-name="Table1.A3" office:value-type="string">
            <text:p text:style-name="Text_20_verbatim">+<text:span text:style-name="T1"> elementua</text:span><text:line-break/>+ <text:span text:style-name="T1">elementua</text:span><text:line-break/>+ <text:span text:style-name="T1">elementua</text:span></text:p>
          </table:table-cell>
          <table:table-cell table:style-name="Table1.A3" office:value-type="string">
            <text:list xml:id="list139165068" text:style-name="L2">
              <text:list-item>
                <text:p text:style-name="P15">elementua</text:p>
              </text:list-item>
              <text:list-item>
                <text:p text:style-name="P15">elementua</text:p>
              </text:list-item>
              <text:list-item>
                <text:p text:style-name="P15">elementua</text:p>
              </text:list-item>
            </text:list>
          </table:table-cell>
        </table:table-row>
        <table:table-row>
          <table:table-cell table:style-name="Table1.A3" office:value-type="string">
            <text:p text:style-name="Text_20_verbatim">: term<text:span text:style-name="T1">inoa</text:span><text:line-break/>defini<text:span text:style-name="T1">zioa</text:span><text:line-break/>: term<text:span text:style-name="T1">inoa</text:span><text:line-break/>defini<text:span text:style-name="T1">zioa</text:span></text:p>
          </table:table-cell>
          <table:table-cell table:style-name="Table1.A3" office:value-type="string">
            <text:p text:style-name="Table_20_Contents">term<text:span text:style-name="T1">inoa</text:span><text:line-break/> <text:s text:c="3"/>defini<text:span text:style-name="T1">zioa</text:span><text:line-break/>term<text:span text:style-name="T1">inoa</text:span><text:line-break/> <text:s text:c="3"/>defini<text:span text:style-name="T1">zioa</text:span></text:p>
          </table:table-cell>
        </table:table-row>
        <table:table-row>
          <table:table-cell table:style-name="Table1.A3" office:value-type="string">
            <text:p text:style-name="Text_20_verbatim">```<text:line-break/><text:span text:style-name="T1">hitzez hitzeko</text:span><text:line-break/> <text:s text:c="2"/>**blo<text:span text:style-name="T1">kea</text:span>**<text:line-break/>```</text:p>
          </table:table-cell>
          <table:table-cell table:style-name="Table1.A3" office:value-type="string">
            <text:p text:style-name="Text_20_verbatim"><text:span text:style-name="T1">Hitzez hitzeko</text:span><text:line-break/> <text:s text:c="2"/>**blo<text:span text:style-name="T1">kea</text:span>**</text:p>
          </table:table-cell>
        </table:table-row>
        <table:table-row>
          <table:table-cell table:style-name="Table1.A3" office:value-type="string">
            <text:p text:style-name="Text_20_verbatim">|| <text:span text:style-name="T1">izb.</text:span> 1 <text:s/>| <text:span text:style-name="T1">izb.</text:span> 2 |</text:p>
            <text:p text:style-name="Text_20_verbatim">| <text:s text:c="5"/><text:span text:style-name="T1">g</text:span>1 | <text:span text:style-name="T1">g</text:span>2 <text:s text:c="3"/>|</text:p>
            <text:p text:style-name="Text_20_verbatim">| <text:s text:c="3"/><text:span text:style-name="T1">g</text:span>3 <text:s text:c="2"/>| <text:s text:c="2"/><text:span text:style-name="T1">g</text:span>4 <text:s/>|<text:line-break/>| <text:s text:c="5"/><text:span text:style-name="T1">g</text:span>5 + <text:span text:style-name="T1">g</text:span>6 <text:s text:c="2"/>||</text:p>
          </table:table-cell>
          <table:table-cell table:style-name="Table1.A3" office:value-type="string">
            <text:p text:style-name="P4"><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ext:span text:style-name="T1">Izb.</text:span> 1</text:p></table:table-cell><table:table-cell table:style-name="Table2.B1" office:value-type="string"><text:p text:style-name="Table_20_Heading"><text:span text:style-name="T1">Izb.</text:span> 2</text:p></table:table-cell></table:table-row><table:table-row><table:table-cell table:style-name="Table2.A2" office:value-type="string"><text:p text:style-name="P8"><text:span text:style-name="T1">g</text:span>1</text:p></table:table-cell><table:table-cell table:style-name="Table2.B2" office:value-type="string"><text:p text:style-name="Table_20_Contents"><text:span text:style-name="T1">g</text:span>2</text:p></table:table-cell></table:table-row><table:table-row><table:table-cell table:style-name="Table2.A2" office:value-type="string"><text:p text:style-name="P9"><text:span text:style-name="T1">g</text:span>3</text:p></table:table-cell><table:table-cell table:style-name="Table2.B2" office:value-type="string"><text:p text:style-name="P9"><text:span text:style-name="T1">g</text:span>4</text:p></table:table-cell></table:table-row><table:table-row><table:table-cell table:style-name="Table2.B2" table:number-columns-spanned="2" office:value-type="string"><text:p text:style-name="P9"><text:span text:style-name="T1">g</text:span>5 + <text:span text:style-name="T1">g</text:span>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3">AUKERAK</text:p>
          </table:table-cell>
          <table:covered-table-cell/>
          <table:covered-table-cell/>
        </table:table-row>
        <table:table-row>
          <table:table-cell table:style-name="Table8.A2" office:value-type="string">
            <text:p text:style-name="P5"/>
          </table:table-cell>
          <table:table-cell table:style-name="Table8.A2" office:value-type="string">
            <text:p text:style-name="P5">--targets</text:p>
          </table:table-cell>
          <table:table-cell table:style-name="Table8.A2" office:value-type="string">
            <text:p text:style-name="P7">Eskuragarri dauden helburu<text:span text:style-name="T14">ak</text:span></text:p>
          </table:table-cell>
        </table:table-row>
        <table:table-row>
          <table:table-cell table:style-name="Table8.A3" office:value-type="string">
            <text:p text:style-name="P5">-t,</text:p>
          </table:table-cell>
          <table:table-cell table:style-name="Table8.A3" office:value-type="string">
            <text:p text:style-name="P5">--target=<text:span text:style-name="T1">MOTA</text:span></text:p>
          </table:table-cell>
          <table:table-cell table:style-name="Table8.A3" office:value-type="string">
            <text:p text:style-name="P6">adoc, art, creole, dbk, doku, gwiki, html, lout, man, mgp, moin, pm6, pmw, sgml, tex, txt, wiki, xhtml</text:p>
          </table:table-cell>
        </table:table-row>
        <table:table-row>
          <table:table-cell table:style-name="Table8.A3" office:value-type="string">
            <text:p text:style-name="P5">-i,</text:p>
          </table:table-cell>
          <table:table-cell table:style-name="Table8.A3" office:value-type="string">
            <text:p text:style-name="P5">--infile=FI<text:span text:style-name="T1">TX</text:span></text:p>
          </table:table-cell>
          <table:table-cell table:style-name="Table8.A3" office:value-type="string">
            <text:p text:style-name="P5"><text:span text:style-name="T14">Sarrera</text:span> fi<text:span text:style-name="T14">tx.</text:span> (“-” STDIN<text:span text:style-name="T14">-erako</text:span>)</text:p>
          </table:table-cell>
        </table:table-row>
        <table:table-row>
          <table:table-cell table:style-name="Table8.A3" office:value-type="string">
            <text:p text:style-name="P5">-o,</text:p>
          </table:table-cell>
          <table:table-cell table:style-name="Table8.A3" office:value-type="string">
            <text:p text:style-name="P5">--outfile=FI<text:span text:style-name="T1">TX</text:span></text:p>
          </table:table-cell>
          <table:table-cell table:style-name="Table8.A3" office:value-type="string">
            <text:p text:style-name="P5"><text:span text:style-name="T14">Irteera fitx.</text:span> (“-” STDOUT<text:span text:style-name="T14">-erako</text:span>)</text:p>
          </table:table-cell>
        </table:table-row>
        <table:table-row>
          <table:table-cell table:style-name="Table8.A3" office:value-type="string">
            <text:p text:style-name="P5"/>
          </table:table-cell>
          <table:table-cell table:style-name="Table8.A3" office:value-type="string">
            <text:p text:style-name="P5">--encoding=<text:span text:style-name="T1">KOD</text:span></text:p>
          </table:table-cell>
          <table:table-cell table:style-name="Table8.A3" office:value-type="string">
            <text:p text:style-name="P5"><text:span text:style-name="T14">Kodeketa</text:span>: utf-8, iso-8859-1,...</text:p>
          </table:table-cell>
        </table:table-row>
        <table:table-row>
          <table:table-cell table:style-name="Table8.A3" office:value-type="string">
            <text:p text:style-name="P5"/>
          </table:table-cell>
          <table:table-cell table:style-name="Table8.A3" office:value-type="string">
            <text:p text:style-name="P5">--toc</text:p>
          </table:table-cell>
          <table:table-cell table:style-name="Table8.A3" office:value-type="string">
            <text:p text:style-name="P11">Edukien Taula (TOC) Gehitu</text:p>
          </table:table-cell>
        </table:table-row>
        <table:table-row>
          <table:table-cell table:style-name="Table8.A3" office:value-type="string">
            <text:p text:style-name="P5"/>
          </table:table-cell>
          <table:table-cell table:style-name="Table8.A3" office:value-type="string">
            <text:p text:style-name="P5">--toc-level=N</text:p>
          </table:table-cell>
          <table:table-cell table:style-name="Table8.A3" office:value-type="string">
            <text:p text:style-name="P12">TOC maila maximoa</text:p>
          </table:table-cell>
        </table:table-row>
        <table:table-row>
          <table:table-cell table:style-name="Table8.A3" office:value-type="string">
            <text:p text:style-name="P5"/>
          </table:table-cell>
          <table:table-cell table:style-name="Table8.A3" office:value-type="string">
            <text:p text:style-name="P5">--toc-only</text:p>
          </table:table-cell>
          <table:table-cell table:style-name="Table8.A3" office:value-type="string">
            <text:p text:style-name="P5">TOC <text:span text:style-name="T14">erakutsi</text:span></text:p>
          </table:table-cell>
        </table:table-row>
        <table:table-row>
          <table:table-cell table:style-name="Table8.A3" office:value-type="string">
            <text:p text:style-name="P5">-n, <text:s text:c="2"/></text:p>
          </table:table-cell>
          <table:table-cell table:style-name="Table8.A3" office:value-type="string">
            <text:p text:style-name="P5">--enum-title</text:p>
          </table:table-cell>
          <table:table-cell table:style-name="Table8.A3" office:value-type="string">
            <text:p text:style-name="P12">Izenburu guztiak zenbakitu</text:p>
          </table:table-cell>
        </table:table-row>
        <table:table-row>
          <table:table-cell table:style-name="Table8.A3" office:value-type="string">
            <text:p text:style-name="P5"/>
          </table:table-cell>
          <table:table-cell table:style-name="Table8.A3" office:value-type="string">
            <text:p text:style-name="P5">--style=FILE</text:p>
          </table:table-cell>
          <table:table-cell table:style-name="Table8.A3" office:value-type="string">
            <text:p text:style-name="P5">CSS fi<text:span text:style-name="T14">tx.</text:span> <text:span text:style-name="T14">edo</text:span> LaTeX modul<text:span text:style-name="T14">ua</text:span></text:p>
          </table:table-cell>
        </table:table-row>
        <table:table-row>
          <table:table-cell table:style-name="Table8.A3" office:value-type="string">
            <text:p text:style-name="P5"/>
          </table:table-cell>
          <table:table-cell table:style-name="Table8.A3" office:value-type="string">
            <text:p text:style-name="P5">--css-sugar</text:p>
          </table:table-cell>
          <table:table-cell table:style-name="Table8.A3" office:value-type="string">
            <text:p text:style-name="P11">CSSrentzako DIVak txertatu</text:p>
          </table:table-cell>
        </table:table-row>
        <table:table-row>
          <table:table-cell table:style-name="Table8.A3" office:value-type="string">
            <text:p text:style-name="P5"/>
          </table:table-cell>
          <table:table-cell table:style-name="Table8.A3" office:value-type="string">
            <text:p text:style-name="P5">--css-inside</text:p>
          </table:table-cell>
          <table:table-cell table:style-name="Table8.A3" office:value-type="string">
            <text:p text:style-name="P12">CSSak dokumentuaren barruan</text:p>
          </table:table-cell>
        </table:table-row>
        <table:table-row>
          <table:table-cell table:style-name="Table8.A3" office:value-type="string">
            <text:p text:style-name="P5">-H,</text:p>
          </table:table-cell>
          <table:table-cell table:style-name="Table8.A3" office:value-type="string">
            <text:p text:style-name="P5">--no-headers</text:p>
          </table:table-cell>
          <table:table-cell table:style-name="Table8.A3" office:value-type="string">
            <text:p text:style-name="P11">Ez goiburu, izenburu edo oinik.</text:p>
          </table:table-cell>
        </table:table-row>
        <table:table-row>
          <table:table-cell table:style-name="Table8.A3" office:value-type="string">
            <text:p text:style-name="P5">-C,</text:p>
          </table:table-cell>
          <table:table-cell table:style-name="Table8.A3" office:value-type="string">
            <text:p text:style-name="P5">--config-file=FI<text:span text:style-name="T1">TX</text:span></text:p>
          </table:table-cell>
          <table:table-cell table:style-name="Table8.A3" office:value-type="string">
            <text:p text:style-name="P11">Konfigurazia kanpotik irakurri</text:p>
          </table:table-cell>
        </table:table-row>
        <table:table-row>
          <table:table-cell table:style-name="Table8.A3" office:value-type="string">
            <text:p text:style-name="P5"/>
          </table:table-cell>
          <table:table-cell table:style-name="Table8.A3" office:value-type="string">
            <text:p text:style-name="P5">--dump-config</text:p>
          </table:table-cell>
          <table:table-cell table:style-name="Table8.A3" office:value-type="string">
            <text:p text:style-name="P12">Sarrera fitxategiaren konfig.</text:p>
          </table:table-cell>
        </table:table-row>
        <table:table-row>
          <table:table-cell table:style-name="Table8.A3" office:value-type="string">
            <text:p text:style-name="Table_20_Contents"><text:span text:style-name="T12">-V</text:span>,</text:p>
          </table:table-cell>
          <table:table-cell table:style-name="Table8.A3" office:value-type="string">
            <text:p text:style-name="P5">--version</text:p>
          </table:table-cell>
          <table:table-cell table:style-name="Table8.A3" office:value-type="string">
            <text:p text:style-name="P12">Programaren bertsioa erakutsi</text:p>
          </table:table-cell>
        </table:table-row>
        <table:table-row>
          <table:table-cell table:style-name="Table8.A3" office:value-type="string">
            <text:p text:style-name="Table_20_Contents"/>
          </table:table-cell>
          <table:table-cell table:style-name="Table8.A3" office:value-type="string">
            <text:p text:style-name="P5">--no-<text:span text:style-name="T1">AUKERA</text:span></text:p>
          </table:table-cell>
          <table:table-cell table:style-name="Table8.A3" office:value-type="string">
            <text:p text:style-name="P12">Aukera hau EZGAITU</text:p>
          </table:table-cell>
        </table:table-row>
      </table:table>
      <text:p text:style-name="P10"/>
      <text:p text:style-name="P10"/>
      <table:table table:name="Table4" table:style-name="Table4">
        <table:table-column table:style-name="Table4.A"/>
        <table:table-column table:style-name="Table4.B"/>
        <table:table-header-rows>
          <table:table-row>
            <table:table-cell table:style-name="Table4.A1" table:number-columns-spanned="2" office:value-type="string">
              <text:p text:style-name="P2">MA<text:span text:style-name="T1">K</text:span>RO<text:span text:style-name="T1">AK</text:span></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4">Bihurketa data / Aldaketa data</text:span><text:span text:style-name="T2"><text:line-break/>Def</text:span><text:span text:style-name="T4">ektuz</text:span><text:span text:style-name="T2">: %Y%m%d<text:line-break/>%Y (</text:span><text:span text:style-name="T4">urtea</text:span><text:span text:style-name="T2">) %m (</text:span><text:span text:style-name="T4">hila</text:span><text:span text:style-name="T2">) %d (</text:span><text:span text:style-name="T4">eguna</text:span><text:span text:style-name="T2">)<text:line-break/>%H (</text:span><text:span text:style-name="T4">ord</text:span><text:span text:style-name="T2">) %M (min) %S (se</text:span><text:span text:style-name="T4">g</text:span><text:span text:style-name="T2">) %c (</text:span><text:span text:style-name="T4">osoa</text:span><text:span text:style-name="T2">)<text:line-break/>%A %a (</text:span><text:span text:style-name="T4">asteguna</text:span><text:span text:style-name="T2">) %B %b (</text:span><text:span text:style-name="T4">hil. izena</text:span><text:span text:style-name="T2">)<text:line-break/></text:span><text:span text:style-name="Teletype"><text:span text:style-name="T2">%%date(%Y-%m-%d %H:%M)</text:span></text:span></text:p>
          </table:table-cell>
        </table:table-row>
        <text:soft-page-break/>
        <table:table-row>
          <table:table-cell table:style-name="Table4.A3" office:value-type="string">
            <text:p text:style-name="Table_20_Contents">%%Infile<text:line-break/>%%Outfile</text:p>
          </table:table-cell>
          <table:table-cell table:style-name="Table4.A3" office:value-type="string">
            <text:p text:style-name="Table_20_Contents"><text:span text:style-name="T4">Sarrera / Irteera fitxategiaren bidea</text:span><text:span text:style-name="T2"><text:line-break/>Def</text:span><text:span text:style-name="T4">ektuz</text:span><text:span text:style-name="T2">: %f<text:line-break/>%f (fi</text:span><text:span text:style-name="T4">tx</text:span><text:span text:style-name="T2">) %e (</text:span><text:span text:style-name="T4">luzap.</text:span><text:span text:style-name="T2">) %d (dir) %p (</text:span><text:span text:style-name="T4">bidea</text:span><text:span text:style-name="T2">)<text:line-break/>%F (fi</text:span><text:span text:style-name="T4">tx</text:span><text:span text:style-name="T2"> </text:span><text:span text:style-name="T4">luzaoen gabe</text:span><text:span text:style-name="T2">) <text:s/>%D (dir </text:span><text:span text:style-name="T4">gurasoa</text:span><text:span text:style-name="T2">)<text:line-break/></text:span><text:span text:style-name="Teletype"><text:span text:style-name="T2">%%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text:span text:style-name="T14">TOC kokapena zehaztuta</text:spa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3">EZARPENAK</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target<text:span text:style-name="T14">-en berdina</text:span><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encoding<text:span text:style-name="T14">-en berdina</text:span><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tyle<text:span text:style-name="T14">-ren berdina</text:span><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text:span text:style-name="T14">Komando lerroko defektuzko aukerak</text:span><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text:span text:style-name="T14">Sarrerako bilatu eta ordeztu iragazkia</text:span><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text:span text:style-name="T14">Irteerako bilatu eta ordeztu iragazkia</text:span><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config-file<text:span text:style-name="T14">-ren berdina</text:span><text:line-break/><text:span text:style-name="Teletype">%!includeconf: </text:span><text:span text:style-name="Teletype"><text:span text:style-name="T14">nirek</text:span></text:span><text:span text:style-name="Teletype">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F <text:span text:style-name="T14">txertatu</text:span> txt2tags fi<text:span text:style-name="T14">txategi bezala</text:span></text:p>
          </table:table-cell>
        </table:table-row>
        <table:table-row>
          <table:table-cell table:style-name="Table3.A3" office:value-type="string">
            <text:p text:style-name="Table_20_Contents">%!Include: ``F``</text:p>
          </table:table-cell>
          <table:table-cell table:style-name="Table3.A3" office:value-type="string">
            <text:p text:style-name="Table_20_Contents">F <text:span text:style-name="T14">txertatu hitzez hitz</text:span></text:p>
          </table:table-cell>
        </table:table-row>
        <table:table-row>
          <table:table-cell table:style-name="Table3.A3" office:value-type="string">
            <text:p text:style-name="Table_20_Contents">%!Include: ''F''</text:p>
          </table:table-cell>
          <table:table-cell table:style-name="Table3.A3" office:value-type="string">
            <text:p text:style-name="Table_20_Contents">F <text:span text:style-name="T14">txertatu markadun testu bezala</text:span></text:p>
          </table:table-cell>
        </table:table-row>
        <table:table-row>
          <table:table-cell table:style-name="Table3.A3" office:value-type="string">
            <text:p text:style-name="Table_20_Contents">%!csv: F</text:p>
          </table:table-cell>
          <table:table-cell table:style-name="Table3.A3" office:value-type="string">
            <text:p text:style-name="Table_20_Contents"><text:span text:style-name="T14">F </text:span>CSV fi<text:span text:style-name="T14">txategia taula bezala txertatu</text:span></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3">BESTELAKOAK</text:p>
            </table:table-cell>
            <table:covered-table-cell/>
          </table:table-row>
        </table:table-header-rows>
        <table:table-row>
          <table:table-cell table:style-name="Table6.A2" office:value-type="string">
            <text:p text:style-name="Table_20_Contents"><text:span text:style-name="T14">Goiburukoa</text:span><text:line-break/><text:span text:style-name="T14">Ezarpenak</text:span><text:line-break/><text:span text:style-name="T14">Gorputza</text:span></text:p>
          </table:table-cell>
          <table:table-cell table:style-name="Table6.A2" office:value-type="string">
            <text:p text:style-name="Table_20_Contents"><text:span text:style-name="T14">Lehenbiziko 3 lerroak</text:span><text:line-break/><text:span text:style-name="T14">Goiburu ondorengo komentarioak</text:span><text:line-break/><text:span text:style-name="T14">Lehenbiziko testu lerrotik bukaerara</text:span></text:p>
          </table:table-cell>
        </table:table-row>
        <table:table-row>
          <table:table-cell table:style-name="Table6.A3" office:value-type="string">
            <text:p text:style-name="Table_20_Contents">RC <text:span text:style-name="T14">k</text:span>onfig. fi<text:span text:style-name="T14">tx</text:span></text:p>
          </table:table-cell>
          <table:table-cell table:style-name="Table6.A3" office:value-type="string">
            <text:p text:style-name="Table_20_Contents">~/.txt2tagsrc (unix, mac), _t2trc (win)</text:p>
          </table:table-cell>
        </table:table-row>
        <table:table-row>
          <table:table-cell table:style-name="Table6.A3" office:value-type="string">
            <text:p text:style-name="P13">Aingura</text:p>
          </table:table-cell>
          <table:table-cell table:style-name="Table6.A3" office:value-type="string">
            <text:p text:style-name="Table_20_Contents">=<text:span text:style-name="T14">izenb.</text:span>=[a<text:span text:style-name="T14">ingura</text:span>] ... [<text:span text:style-name="T14">esteka</text:span> #a<text:span text:style-name="T14">ingura</text:span>]</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3">ADIBIDEKO SARRERA FITXATEGIA</text:p>
            </table:table-cell>
          </table:table-row>
        </table:table-header-rows>
        <table:table-row>
          <table:table-cell table:style-name="Table7.A2" office:value-type="string">
            <text:p text:style-name="Table_20_Contents"><text:span text:style-name="T1">Eraztunen Jauna</text:span><text:line-break/>J. R. R. Tolkien<text:line-break/><text:span text:style-name="T1">Azken eguneraketa</text:span>: %%mtime(%c)<text:line-break/><text:line-break/>%!target: html<text:line-break/>%!options(html): --css-sugar --style lotr.css<text:line-break/><text:line-break/><text:span text:style-name="T1">Ibili ziren, borrokatu zuten, irabazi zuten. **Aup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officeooo:rsid="001e6277"/>
    </style:style>
    <style:style style:name="MT2" style:family="text"/>
    <style:style style:name="MT3" style:family="text">
      <style:text-properties officeooo:rsid="00207f20"/>
    </style:style>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text:span text:style-name="MT1">Erreferentzia Azkarra</text:span> 2.6 <text:span text:style-name="MT1">bertsiorako</text:span> – <text:a xlink:type="simple" xlink:href="http://txt2tags.sf.net/">http://txt2tags.sf.net</text:a> <text:span text:style-name="MT3">(Ales Zabala Alava-k (Shagi) euskaratuta)</text:span></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5-07-08T20:42:32</meta:creation-date>
    <dc:date>2010-08-20T20:34:16</dc:date>
    <dc:language>en-GB</dc:language>
    <meta:editing-cycles>81</meta:editing-cycles>
    <meta:editing-duration>PT36H30M31S</meta:editing-duration>
    <meta:document-statistic meta:table-count="8" meta:image-count="1" meta:object-count="0" meta:page-count="2" meta:paragraph-count="122" meta:word-count="461" meta:character-count="3117"/>
    <meta:user-defined meta:name="Info 1"/>
    <meta:user-defined meta:name="Info 2"/>
    <meta:user-defined meta:name="Info 3"/>
    <meta:user-defined meta:name="Info 4"/>
  </office:meta>
</office:document-meta>
</file>